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B" style:family="table-column">
      <style:table-column-properties style:column-width="8.5cm" style:rel-column-width="32768*"/>
    </style:style>
    <style:style style:name="Tableau1.A1" style:family="table-cell">
      <style:table-cell-properties fo:padding="0.097cm" fo:border-left="0.05pt solid #000000" fo:border-right="none" fo:border-top="0.05pt solid #000000" fo:border-bottom="none"/>
    </style:style>
    <style:style style:name="Tableau1.B1" style:family="table-cell">
      <style:table-cell-properties fo:padding="0.097cm" fo:border-left="0.05pt solid #000000" fo:border-right="0.05pt solid #000000" fo:border-top="0.05pt solid #000000" fo:border-bottom="none"/>
    </style:style>
    <style:style style:name="Tableau1.A2" style:family="table-cell">
      <style:table-cell-properties fo:padding="0.097cm" fo:border-left="0.05pt solid #000000" fo:border-right="none" fo:border-top="none" fo:border-bottom="none"/>
    </style:style>
    <style:style style:name="Tableau1.B2" style:family="table-cell">
      <style:table-cell-properties fo:padding="0.097cm" fo:border-left="0.05pt solid #000000" fo:border-right="0.05pt solid #000000" fo:border-top="none" fo:border-bottom="none"/>
    </style:style>
    <style:style style:name="Tableau1.A4" style:family="table-cell">
      <style:table-cell-properties fo:padding="0.097cm" fo:border-left="0.05pt solid #000000" fo:border-right="none" fo:border-top="none" fo:border-bottom="0.05pt solid #000000"/>
    </style:style>
    <style:style style:name="Tableau1.B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37d30" officeooo:paragraph-rsid="00137d30"/>
    </style:style>
    <style:style style:name="P2" style:family="paragraph" style:parent-style-name="Standard">
      <style:text-properties officeooo:rsid="00181c57" officeooo:paragraph-rsid="00181c57"/>
    </style:style>
    <style:style style:name="P3" style:family="paragraph" style:parent-style-name="Standard">
      <style:paragraph-properties fo:text-align="center" style:justify-single-word="false"/>
      <style:text-properties officeooo:rsid="00181c57" officeooo:paragraph-rsid="00181c57"/>
    </style:style>
    <style:style style:name="P4" style:family="paragraph" style:parent-style-name="Standard">
      <style:paragraph-properties fo:text-align="center" style:justify-single-word="false"/>
      <style:text-properties fo:font-size="16pt" officeooo:rsid="00181c57" officeooo:paragraph-rsid="00181c57" style:font-size-asian="16pt" style:font-size-complex="16pt"/>
    </style:style>
    <style:style style:name="P5" style:family="paragraph" style:parent-style-name="Table_20_Contents">
      <style:text-properties officeooo:rsid="00179ca4" officeooo:paragraph-rsid="00179ca4"/>
    </style:style>
    <style:style style:name="P6" style:family="paragraph" style:parent-style-name="Standard" style:list-style-name="L1">
      <style:text-properties officeooo:rsid="00137d30" officeooo:paragraph-rsid="00137d30"/>
    </style:style>
    <style:style style:name="P7" style:family="paragraph" style:parent-style-name="Standard" style:list-style-name="L2">
      <style:text-properties officeooo:rsid="00137d30" officeooo:paragraph-rsid="00137d30"/>
    </style:style>
    <style:style style:name="P8" style:family="paragraph" style:parent-style-name="Standard" style:list-style-name="L3">
      <style:text-properties officeooo:rsid="00137d30" officeooo:paragraph-rsid="00137d30"/>
    </style:style>
    <style:style style:name="P9" style:family="paragraph" style:parent-style-name="Standard">
      <style:text-properties officeooo:rsid="00137d30" officeooo:paragraph-rsid="00137d30"/>
    </style:style>
    <style:style style:name="P10" style:family="paragraph" style:parent-style-name="Standard">
      <style:text-properties officeooo:rsid="00137d30" officeooo:paragraph-rsid="001b996d"/>
    </style:style>
    <style:style style:name="P11" style:family="paragraph" style:parent-style-name="Standard" style:list-style-name="L3">
      <style:text-properties officeooo:rsid="00137d30" officeooo:paragraph-rsid="00137d30" fo:background-color="#ffffff"/>
    </style:style>
    <style:style style:name="P12" style:family="paragraph" style:parent-style-name="Standard">
      <style:text-properties officeooo:rsid="0018bf13" officeooo:paragraph-rsid="001cd3ba"/>
    </style:style>
    <style:style style:name="P13" style:family="paragraph" style:parent-style-name="Standard">
      <style:text-properties officeooo:rsid="00181c57" officeooo:paragraph-rsid="001a9d75"/>
    </style:style>
    <style:style style:name="P14" style:family="paragraph" style:parent-style-name="Table_20_Contents">
      <style:text-properties officeooo:rsid="0018bf13" officeooo:paragraph-rsid="0018bf13"/>
    </style:style>
    <style:style style:name="T1" style:family="text">
      <style:text-properties officeooo:rsid="0015cfb0"/>
    </style:style>
    <style:style style:name="T2" style:family="text">
      <style:text-properties officeooo:rsid="0018bf13"/>
    </style:style>
    <style:style style:name="T3" style:family="text">
      <style:text-properties fo:color="#008000" officeooo:rsid="0018bf13"/>
    </style:style>
    <style:style style:name="T4" style:family="text">
      <style:text-properties officeooo:rsid="001a9d75"/>
    </style:style>
    <style:style style:name="T5" style:family="text">
      <style:text-properties officeooo:rsid="001b996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LOUI Cindy</text:p>
      <text:p text:style-name="P2">DARY Franck</text:p>
      <text:p text:style-name="P2"/>
      <text:p text:style-name="P2"/>
      <text:p text:style-name="P4">Organisation TER</text:p>
      <text:p text:style-name="P3"/>
      <text:p text:style-name="P3"/>
      <text:p text:style-name="P1"/>
      <text:p text:style-name="P1">Choses à faire :</text:p>
      <text:list xml:id="list8661822361447173708" text:style-name="L1">
        <text:list-item>
          <text:p text:style-name="P6">Cahier des charges <text:span text:style-name="T3">(Fait)</text:span></text:p>
        </text:list-item>
      </text:list>
      <text:list xml:id="list522190660658573766" text:style-name="L2">
        <text:list-item>
          <text:p text:style-name="P7">Création d’une database gérant les monogrammes, bigrammes et trigrammes et possédant un lexique.</text:p>
        </text:list-item>
        <text:list-item>
          <text:p text:style-name="P7">Implémentation de l’algorithme de Viterbi avec des trigrammes.</text:p>
        </text:list-item>
        <text:list-item>
          <text:p text:style-name="P7">Les nœud du treillis pourront être générés de plusieurs façon qu’il nous faudra implémenter :</text:p>
        </text:list-item>
      </text:list>
      <text:p text:style-name="P1"><text:tab/><text:tab/>-via une table de traduction</text:p>
      <text:p text:style-name="P1"><text:tab/><text:tab/>-via un correcteur orthographique</text:p>
      <text:p text:style-name="P1"><text:tab/><text:tab/>-par phonétique</text:p>
      <text:list xml:id="list2145500633958245355" text:style-name="L3">
        <text:list-item>
          <text:p text:style-name="P8">Appliquer la programmation multi thread à ce problème.</text:p>
        </text:list-item>
        <text:list-item>
          <text:p text:style-name="P11"><text:span text:style-name="T2">rédaction</text:span> du rapport</text:p>
        </text:list-item>
        <text:list-item>
          <text:p text:style-name="P11"><text:span text:style-name="T2">réalisation</text:span> de la <text:span text:style-name="T2">présentation</text:span> du projet</text:p>
        </text:list-item>
      </text:list>
      <text:p text:style-name="P1"/>
      <text:p text:style-name="P12">Planning prévisionnel :</text:p>
      <text:p text:style-name="P12"/>
      <text:p text:style-name="P1">But 1: Cahier des charges <text:span text:style-name="T1">+ Création de la database</text:span> <text:s/>avant les partiels d’avril. </text:p>
      <text:p text:style-name="P10">But <text:span text:style-name="T5">2</text:span>: <text:span text:style-name="T5">Programme minimal fonctionnel (par ex en n’utilisant que la table de traduction) du 17/04 au 08/05.</text:span></text:p>
      <text:p text:style-name="P10">But <text:span text:style-name="T5">3</text:span>: <text:span text:style-name="T5">Améliorations de l’efficacité du programme du 08/05 au 22/05.</text:span></text:p>
      <text:p text:style-name="P10">But <text:span text:style-name="T5">4</text:span>: <text:span text:style-name="T5">Rédaction du rapport et de la présentation du projet la semaine du 22/05.</text:span></text:p>
      <text:p text:style-name="P10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5">Jusqu’au 06/03/17</text:p>
          </table:table-cell>
          <table:table-cell table:style-name="Tableau1.B1" office:value-type="string">
            <text:p text:style-name="P5">Travail occasionnel</text:p>
          </table:table-cell>
        </table:table-row>
        <table:table-row>
          <table:table-cell table:style-name="Tableau1.A2" office:value-type="string">
            <text:p text:style-name="P5">De la semaine du 06/03/17 au 01/04/17</text:p>
          </table:table-cell>
          <table:table-cell table:style-name="Tableau1.B2" office:value-type="string">
            <text:p text:style-name="P5">Environ 4h par semaine</text:p>
          </table:table-cell>
        </table:table-row>
        <table:table-row>
          <table:table-cell table:style-name="Tableau1.A2" office:value-type="string">
            <text:p text:style-name="P14">Semaines du 03/04 au 17/04</text:p>
          </table:table-cell>
          <table:table-cell table:style-name="Tableau1.B2" office:value-type="string">
            <text:p text:style-name="P14">Semaine examen + semaine de travail donc impossibilité de travailler sur le projet.</text:p>
          </table:table-cell>
        </table:table-row>
        <table:table-row>
          <table:table-cell table:style-name="Tableau1.A4" office:value-type="string">
            <text:p text:style-name="P5">Du 17/04 jusqu’à la soutenance</text:p>
          </table:table-cell>
          <table:table-cell table:style-name="Tableau1.B4" office:value-type="string">
            <text:p text:style-name="P5">Environ 12h par semaine (lundi, mardi, mercredi) <text:span text:style-name="T5">à adapter selon avancement</text:span></text:p>
          </table:table-cell>
        </table:table-row>
      </table:table>
      <text:p text:style-name="P1"/>
      <text:p text:style-name="P1"/>
      <text:p text:style-name="P13">Travail effectué : Voir GitHub <text:span text:style-name="T4">(privé) https://github.com/Hartbook/CorrectionTexteChat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8T13:01:29.439888611</meta:creation-date>
    <dc:date>2017-03-06T09:49:49.276417705</dc:date>
    <meta:editing-duration>PT29M57S</meta:editing-duration>
    <meta:editing-cycles>8</meta:editing-cycles>
    <meta:generator>LibreOffice/5.1.4.2$Linux_X86_64 LibreOffice_project/10m0$Build-2</meta:generator>
    <meta:document-statistic meta:table-count="1" meta:image-count="0" meta:object-count="0" meta:page-count="1" meta:paragraph-count="28" meta:word-count="202" meta:character-count="1286" meta:non-whitespace-character-count="1111"/>
  </office:meta>
</office:document-meta>
</file>